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60000018C7D2D0B3EA8D34149.png" manifest:media-type="image/png"/>
  <manifest:file-entry manifest:full-path="Pictures/10000201000006790000019EA9243C78AFF4AC28.png" manifest:media-type="image/png"/>
  <manifest:file-entry manifest:full-path="Pictures/10000201000006EF00000203F5AA2931F75002A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875cm" svg:height="4.605cm" draw:transform="rotate (1.58964588271644) translate (8.08cm 35.29cm)">
          <draw:image xlink:href="Pictures/10000201000006EF00000203F5AA2931F75002A1.png" xlink:type="simple" xlink:show="embed" xlink:actuate="onLoad">
            <text:p/>
          </draw:image>
        </draw:frame>
        <draw:frame draw:style-name="gr1" draw:text-style-name="P1" draw:layer="layout" svg:width="14.979cm" svg:height="3.741cm" draw:transform="skewX (0.000523598775598299) rotate (1.57533418285008) translate (7.673cm 19.542cm)">
          <draw:image xlink:href="Pictures/10000201000006790000019EA9243C78AFF4AC28.png" xlink:type="simple" xlink:show="embed" xlink:actuate="onLoad">
            <text:p/>
          </draw:image>
        </draw:frame>
        <draw:frame draw:style-name="gr1" draw:text-style-name="P1" draw:layer="layout" svg:width="2.988cm" svg:height="4.518cm" draw:transform="rotate (1.58388629618485) translate (7.277cm 4.682cm)">
          <draw:image xlink:href="Pictures/10000201000001060000018C7D2D0B3EA8D3414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8T10:31:10.503098267</meta:creation-date>
    <dc:date>2017-09-28T10:35:16.102506929</dc:date>
    <meta:editing-duration>PT4M5S</meta:editing-duration>
    <meta:editing-cycles>1</meta:editing-cycles>
    <meta:document-statistic meta:object-count="3"/>
    <meta:generator>LibreOffice/5.0.6.2$Linux_X86_64 LibreOffice_project/00$Build-2</meta:generator>
  </office:meta>
</office:document-meta>
</file>